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1770" officeooo:paragraph-rsid="001c1770"/>
    </style:style>
    <style:style style:name="P2" style:family="paragraph" style:parent-style-name="Standard">
      <style:paragraph-properties fo:text-align="center" style:justify-single-word="false"/>
      <style:text-properties officeooo:rsid="001c1770" officeooo:paragraph-rsid="001c1770"/>
    </style:style>
    <style:style style:name="P3" style:family="paragraph" style:parent-style-name="Standard">
      <style:paragraph-properties fo:text-align="start" style:justify-single-word="false"/>
      <style:text-properties officeooo:rsid="001c1770" officeooo:paragraph-rsid="001c1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nter Version 0.1</text:p>
      <text:p text:style-name="P1">Date: 10-31-2019</text:p>
      <text:p text:style-name="P1">Non-Release</text:p>
      <text:p text:style-name="P1"/>
      <text:p text:style-name="P2">Hunter Specification</text:p>
      <text:p text:style-name="P2"/>
      <text:p text:style-name="P3"><text:tab/>Thie role of the hunter is to monitor the surrounding 802.11 traffic and collect information on the users and devices around it. <text:s/>This information will be:</text:p>
      <text:p text:style-name="P3"/>
      <text:p text:style-name="P3">MAC address</text:p>
      <text:p text:style-name="P3">Location (longitude, latitude)</text:p>
      <text:p text:style-name="P3">IP address being visited</text:p>
      <text:p text:style-name="P3"/>
      <text:p text:style-name="P3"/>
      <text:p text:style-name="P3">This information will then be translated to JSON format for upload to the server. <text:s/>Due to the large amount of work the scanner will need, the exporting of data will not occur in real tim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20:39.891000000</meta:creation-date>
    <dc:date>2019-10-31T14:24:53.158000000</dc:date>
    <meta:editing-duration>PT4M14S</meta:editing-duration>
    <meta:editing-cycles>1</meta:editing-cycles>
    <meta:document-statistic meta:table-count="0" meta:image-count="0" meta:object-count="0" meta:page-count="1" meta:paragraph-count="9" meta:word-count="78" meta:character-count="476" meta:non-whitespace-character-count="402"/>
    <meta:generator>LibreOffice/6.2.3.2$Windows_X86_64 LibreOffice_project/aecc05fe267cc68dde00352a451aa867b3b546ac</meta:generator>
  </office:meta>
</office:document-meta>
</file>